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4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8.008cm" table:align="margins"/>
    </style:style>
    <style:style style:name="Tabelle2.A" style:family="table-column">
      <style:table-column-properties style:column-width="2.401cm" style:rel-column-width="8736*"/>
    </style:style>
    <style:style style:name="Tabelle2.B" style:family="table-column">
      <style:table-column-properties style:column-width="15.607cm" style:rel-column-width="56799*"/>
    </style:style>
    <style:style style:name="Tabelle2.A1" style:family="table-cell">
      <style:table-cell-properties fo:padding="0cm" fo:border="none"/>
    </style:style>
    <style:style style:name="Table1" style:family="table">
      <style:table-properties style:width="18.008cm" table:align="margins" fo:keep-with-next="always"/>
    </style:style>
    <style:style style:name="Table1.A" style:family="table-column">
      <style:table-column-properties style:column-width="3.099cm" style:rel-column-width="11278*"/>
    </style:style>
    <style:style style:name="Table1.B" style:family="table-column">
      <style:table-column-properties style:column-width="3.893cm" style:rel-column-width="14167*"/>
    </style:style>
    <style:style style:name="Table1.C" style:family="table-column">
      <style:table-column-properties style:column-width="4.179cm" style:rel-column-width="15207*"/>
    </style:style>
    <style:style style:name="Table1.D" style:family="table-column">
      <style:table-column-properties style:column-width="6.837cm" style:rel-column-width="24883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8.008cm" table:align="margins"/>
    </style:style>
    <style:style style:name="Tabelle3.A" style:family="table-column">
      <style:table-column-properties style:column-width="2.499cm" style:rel-column-width="9097*"/>
    </style:style>
    <style:style style:name="Tabelle3.B" style:family="table-column">
      <style:table-column-properties style:column-width="15.508cm" style:rel-column-width="56438*"/>
    </style:style>
    <style:style style:name="Tabelle3.1" style:family="table-row">
      <style:table-row-properties style:row-height="0.309cm"/>
    </style:style>
    <style:style style:name="Tabelle3.A1" style:family="table-cell">
      <style:table-cell-properties fo:padding="0cm" fo:border="none"/>
    </style:style>
    <style:style style:name="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000000" style:font-name-asian="Helv" style:font-name-complex="Helv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3cf9ea"/>
    </style:style>
    <style:style style:name="P11" style:family="paragraph" style:parent-style-name="Standard">
      <style:paragraph-properties fo:text-align="center" style:justify-single-word="false"/>
      <style:text-properties fo:color="#007826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12" style:family="paragraph" style:parent-style-name="Standard">
      <style:text-properties fo:color="#3399ff"/>
    </style:style>
    <style:style style:name="P13" style:family="paragraph" style:parent-style-name="Standard">
      <style:paragraph-properties fo:text-align="center" style:justify-single-word="false"/>
      <style:text-properties fo:color="#3399ff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399ff" style:font-name="Calibri5" fo:font-size="20pt" fo:font-weight="bold" officeooo:rsid="00904c51" officeooo:paragraph-rsid="00904c5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3399ff" style:font-name="IBMLogo" fo:font-size="36pt" fo:font-weight="bold" officeooo:rsid="00904c51" officeooo:paragraph-rsid="00904c51" style:font-size-asian="36pt" style:font-weight-asian="bold" style:font-size-complex="36pt" style:font-weight-complex="bold"/>
    </style:style>
    <style:style style:name="P16" style:family="paragraph" style:parent-style-name="Standard">
      <style:text-properties officeooo:rsid="009b2ffc" officeooo:paragraph-rsid="0098b910"/>
    </style:style>
    <style:style style:name="P17" style:family="paragraph" style:parent-style-name="Standard">
      <style:text-properties officeooo:paragraph-rsid="009b2ffc"/>
    </style:style>
    <style:style style:name="P18" style:family="paragraph" style:parent-style-name="Standard">
      <style:text-properties officeooo:rsid="009befbc" officeooo:paragraph-rsid="009befbc"/>
    </style:style>
    <style:style style:name="P19" style:family="paragraph" style:parent-style-name="Standard">
      <style:paragraph-properties fo:text-align="justify" style:justify-single-word="false"/>
      <style:text-properties officeooo:rsid="009dc89e" officeooo:paragraph-rsid="009dc89e"/>
    </style:style>
    <style:style style:name="P20" style:family="paragraph" style:parent-style-name="Standard">
      <style:paragraph-properties fo:text-align="justify" style:justify-single-word="false"/>
      <style:text-properties officeooo:rsid="00a21c96" officeooo:paragraph-rsid="00a23be5"/>
    </style:style>
    <style:style style:name="P21" style:family="paragraph" style:parent-style-name="Standard">
      <style:paragraph-properties fo:text-align="justify" style:justify-single-word="false"/>
      <style:text-properties officeooo:rsid="00a28965" officeooo:paragraph-rsid="00a28965"/>
    </style:style>
    <style:style style:name="P22" style:family="paragraph" style:parent-style-name="Standard">
      <style:paragraph-properties fo:text-align="justify" style:justify-single-word="false"/>
      <style:text-properties officeooo:rsid="00a48d92" officeooo:paragraph-rsid="00a48d9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style:font-name-asian="Helv" style:font-size-asian="12pt" style:font-name-complex="Helv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officeooo:paragraph-rsid="00343032" style:font-name-asian="Helv" style:font-size-asian="12pt" style:font-name-complex="Helv" style:font-size-complex="12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text-properties style:font-name="Calibri5"/>
    </style:style>
    <style:style style:name="P27" style:family="paragraph" style:parent-style-name="Table_20_Contents"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text-properties fo:font-size="12pt" officeooo:rsid="002ad2bc" officeooo:paragraph-rsid="002ad2bc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ad2bc" officeooo:paragraph-rsid="002ad2bc" style:font-size-asian="12pt" style:font-size-complex="12pt"/>
    </style:style>
    <style:style style:name="P31" style:family="paragraph" style:parent-style-name="Table_20_Contents">
      <style:text-properties officeooo:rsid="0099b15f" officeooo:paragraph-rsid="0099b15f"/>
    </style:style>
    <style:style style:name="P32" style:family="paragraph" style:parent-style-name="Table_20_Contents">
      <style:text-properties fo:font-weight="bold" officeooo:rsid="0099b15f" officeooo:paragraph-rsid="0099b15f" style:font-weight-asian="bold" style:font-weight-complex="bold"/>
    </style:style>
    <style:style style:name="P33" style:family="paragraph" style:parent-style-name="Table_20_Contents">
      <style:text-properties fo:font-weight="bold" officeooo:rsid="009b2ffc" officeooo:paragraph-rsid="009b2ffc" style:font-weight-asian="bold" style:font-weight-complex="bold"/>
    </style:style>
    <style:style style:name="P34" style:family="paragraph" style:parent-style-name="Table_20_Contents">
      <style:text-properties fo:font-weight="bold" officeooo:rsid="009f4105" officeooo:paragraph-rsid="009f4105" style:font-weight-asian="bold" style:font-weight-complex="bold"/>
    </style:style>
    <style:style style:name="P35" style:family="paragraph" style:parent-style-name="Table_20_Contents">
      <style:text-properties fo:font-weight="bold" officeooo:rsid="009f9e9f" officeooo:paragraph-rsid="009f9e9f" style:font-weight-asian="bold" style:font-weight-complex="bold"/>
    </style:style>
    <style:style style:name="P36" style:family="paragraph" style:parent-style-name="Table_20_Contents">
      <style:text-properties officeooo:rsid="009f4105" officeooo:paragraph-rsid="009f4105"/>
    </style:style>
    <style:style style:name="P37" style:family="paragraph" style:parent-style-name="Table_20_Contents">
      <style:text-properties officeooo:rsid="00a0a96a" officeooo:paragraph-rsid="00a0a96a"/>
    </style:style>
    <style:style style:name="P38" style:family="paragraph" style:parent-style-name="Illustration_20_Index_20_Heading">
      <style:paragraph-properties fo:break-before="page"/>
    </style:style>
    <style:style style:name="P39" style:family="paragraph" style:parent-style-name="Illustration_20_Index_20_Heading">
      <style:paragraph-properties fo:break-before="page"/>
      <style:text-properties officeooo:rsid="0029107c"/>
    </style:style>
    <style:style style:name="P40" style:family="paragraph" style:parent-style-name="Illustration_20_Index_20_Heading">
      <style:paragraph-properties fo:break-before="page"/>
      <style:text-properties officeooo:rsid="0008b3f2" officeooo:paragraph-rsid="0008b3f2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508cm" style:type="right" style:leader-style="dotted" style:leader-text="."/>
        </style:tab-stops>
      </style:paragraph-properties>
    </style:style>
    <style:style style:name="P44" style:family="paragraph" style:parent-style-name="Table">
      <style:text-properties fo:font-style="normal" style:font-style-asian="normal" style:font-style-complex="normal"/>
    </style:style>
    <style:style style:name="P45" style:family="paragraph" style:parent-style-name="Table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"/>
    <style:style style:name="P48" style:family="paragraph" style:parent-style-name="Heading_20_1">
      <style:text-properties officeooo:rsid="00848b7d"/>
    </style:style>
    <style:style style:name="P49" style:family="paragraph" style:parent-style-name="Heading_20_1" style:list-style-name="" style:master-page-name="Cover">
      <style:paragraph-properties fo:text-align="center" style:justify-single-word="false" style:page-number="auto"/>
    </style:style>
    <style:style style:name="P50" style:family="paragraph" style:parent-style-name="Heading_20_1">
      <style:paragraph-properties fo:break-before="page"/>
      <style:text-properties officeooo:rsid="0098b910" officeooo:paragraph-rsid="0098b910"/>
    </style:style>
    <style:style style:name="P51" style:family="paragraph" style:parent-style-name="Heading_20_2">
      <style:text-properties officeooo:rsid="009b2ffc" officeooo:paragraph-rsid="009b2ffc"/>
    </style:style>
    <style:style style:name="P52" style:family="paragraph" style:parent-style-name="Heading_20_2">
      <style:text-properties officeooo:rsid="009dc89e" officeooo:paragraph-rsid="009dc89e"/>
    </style:style>
    <style:style style:name="P53" style:family="paragraph" style:parent-style-name="Table_20_index_20_heading" style:master-page-name="Index">
      <style:paragraph-properties style:page-number="auto"/>
    </style:style>
    <style:style style:name="T1" style:family="text">
      <style:text-properties officeooo:rsid="0099696d"/>
    </style:style>
    <style:style style:name="T2" style:family="text">
      <style:text-properties officeooo:rsid="00a23be5"/>
    </style:style>
    <style:style style:name="T3" style:family="text">
      <style:text-properties officeooo:rsid="00a6522d"/>
    </style:style>
    <style:style style:name="T4" style:family="text">
      <style:text-properties officeooo:rsid="00a75a5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/>
      <text:p text:style-name="Standard"/>
      <text:p text:style-name="Standard"/>
      <text:p text:style-name="P11"/>
      <text:p text:style-name="P11"/>
      <text:p text:style-name="P11"/>
      <text:p text:style-name="P13">ABAPSpace</text:p>
      <text:p text:style-name="P14">ABAP <text:span text:style-name="T1">NAMESPACE REFACTORING</text:span></text:p>
      <text:p text:style-name="P12"/>
      <text:p text:style-name="P12"/>
      <text:p text:style-name="P12"/>
      <text:p text:style-name="P12"/>
      <text:p text:style-name="P12"/>
      <text:p text:style-name="P15">G<text:span text:style-name="T1">UIDE</text:span></text:p>
      <text:p text:style-name="P6"/>
      <text:p text:style-name="P9"/>
      <text:p text:style-name="P9"/>
      <text:p text:style-name="P5"/>
      <text:p text:style-name="P5"><text:s text:c="9"/></text:p>
      <text:p text:style-name="P8"/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6">
            <text:index-source-style text:style-name="Illustration_20_Index_20_Heading"/>
            <text:index-source-style text:style-name="Table_20_index_20_heading"/>
          </text:index-source-styles>
        </text:table-of-content-source>
        <text:index-body>
          <text:index-title text:style-name="Sect1" text:name="Inhaltsverzeichnis1_Head">
            <text:p text:style-name="P41">TABLE OF CONTENTS</text:p>
          </text:index-title>
          <text:p text:style-name="P42">LIST OF FIGURES<text:tab/>3</text:p>
          <text:p text:style-name="P42">TABLE DIRECTORY<text:tab/>IV</text:p>
          <text:p text:style-name="P42">LIST OF ABBREVIATIONS<text:tab/>V</text:p>
          <text:p text:style-name="P42">1. <text:s/>ENHANCED OBJECT NAMING POLICY<text:tab/>VI</text:p>
          <text:p text:style-name="P43">1.1 <text:s/>ABAP OBJECT IDENTIFIER<text:tab/>VI</text:p>
          <text:p text:style-name="P43">1.2 <text:s/>SUPPLEMENT<text:tab/>VI</text:p>
          <text:p text:style-name="P42">LIST OF REFERENCES<text:tab/>VII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P38">LIST OF FIGURES</text:p>
          </text:index-title>
        </text:index-body>
      </text:illustration-index>
      <text:h text:style-name="P47" text:outline-level="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LE DIRECTORY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P53">TABLE DIRECTORY</text:p>
          </text:index-title>
          <text:p text:style-name="P45">Table 1: ABAP Object Identifier<text:tab/>VI</text:p>
        </text:index-body>
      </text:table-index>
      <text:h text:style-name="P47" text:outline-level="1"/>
      <text:p text:style-name="P39">LIST OF ABBREVIA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30"/>
          </table:table-cell>
        </table:table-row>
        <table:table-row>
          <table:table-cell table:style-name="Tabelle2.A1" office:value-type="string">
            <text:p text:style-name="P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7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7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7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7"/>
          </table:table-cell>
        </table:table-row>
      </table:table>
      <text:h text:style-name="P48" text:outline-level="1" text:is-list-header="true"/>
      <text:h text:style-name="P50" text:outline-level="1">ENHANCED OBJECT NAMING POLICY</text:h>
      <text:p text:style-name="P16"/>
      <text:p text:style-name="P18">&lt;NAMESPACE&gt;&lt;OBJECT_ABBREVIATION&gt;&lt;SUPPLEMENT&gt;&lt;OBJECT_DESCRIPTION&gt; </text:p>
      <text:h text:style-name="P51" text:outline-level="2">ABAP OBJECT <text:span text:style-name="T4">IDENTIFIER</text:span></text:h>
      <text:p text:style-name="P20">Specific checks based on specific ABAP objects can only be made, if an object was recognized as such. <text:span text:style-name="T2">The detection is only performed on the basis of source files, without the SAP system. To enable such checks, the object name must indicate what the object type is.</text:span></text:p>
      <text:p text:style-name="P20"/>
      <text:p text:style-name="P21">Therefore, the following object types are required: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ABAP Object</text:p>
          </table:table-cell>
          <table:table-cell table:style-name="Table1.A1" office:value-type="string">
            <text:p text:style-name="P33"><text:s/><text:span text:style-name="T4">Object Identifier</text:span></text:p>
          </table:table-cell>
          <table:table-cell table:style-name="Table1.A1" office:value-type="string">
            <text:p text:style-name="P35">Maximum Length</text:p>
          </table:table-cell>
          <table:table-cell table:style-name="Table1.D1" office:value-type="string">
            <text:p text:style-name="P34">Description</text:p>
          </table:table-cell>
        </table:table-row>
        <table:table-row>
          <table:table-cell table:style-name="Table1.A2" office:value-type="string">
            <text:p text:style-name="P31">Class</text:p>
          </table:table-cell>
          <table:table-cell table:style-name="Table1.B2" office:value-type="string">
            <text:p text:style-name="P31">CL</text:p>
          </table:table-cell>
          <table:table-cell table:style-name="Table1.C2" office:value-type="string">
            <text:p text:style-name="P37">30</text:p>
          </table:table-cell>
          <table:table-cell table:style-name="Table1.D2" office:value-type="string">
            <text:p text:style-name="P36">Abbreviation is SAP default</text:p>
          </table:table-cell>
        </table:table-row>
        <table:table-row>
          <table:table-cell table:style-name="Table1.A3" office:value-type="string">
            <text:p text:style-name="P31">Interface</text:p>
          </table:table-cell>
          <table:table-cell table:style-name="Table1.B3" office:value-type="string">
            <text:p text:style-name="P31">IF</text:p>
          </table:table-cell>
          <table:table-cell table:style-name="Table1.C3" office:value-type="string">
            <text:p text:style-name="P37">30</text:p>
          </table:table-cell>
          <table:table-cell table:style-name="Table1.D3" office:value-type="string">
            <text:p text:style-name="P36">Abbreviation is SAP default</text:p>
          </table:table-cell>
        </table:table-row>
        <table:table-row>
          <table:table-cell table:style-name="Table1.A4" office:value-type="string">
            <text:p text:style-name="P31"/>
          </table:table-cell>
          <table:table-cell table:style-name="Table1.B4" office:value-type="string">
            <text:p text:style-name="P31"/>
          </table:table-cell>
          <table:table-cell table:style-name="Table1.C4" office:value-type="string">
            <text:p text:style-name="P37"/>
          </table:table-cell>
          <table:table-cell table:style-name="Table1.D4" office:value-type="string">
            <text:p text:style-name="P36"/>
          </table:table-cell>
        </table:table-row>
      </table:table>
      <text:p text:style-name="P44">Table <text:sequence text:ref-name="refTable0" text:name="Table" text:formula="ooow:Table+1" style:num-format="1">1</text:sequence>: ABAP Object Identifier</text:p>
      <text:p text:style-name="P10"/>
      <text:p text:style-name="P22">There are already standard identifiers <text:span text:style-name="T3">like classes (CL) or interfaces (IF)</text:span>. Further ones are defined on this basis.</text:p>
      <text:h text:style-name="P52" text:outline-level="2">SUPPLEMENT</text:h>
      <text:p text:style-name="P19">The supplement is a specific prefix to group objects. For example, objects belong to a specific development package or project.</text:p>
      <text:p text:style-name="P40">LIST OF REFERENCES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5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6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</table:table>
      <text:p text:style-name="P4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4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9cm" loext:contextual-spacing="false" fo:keep-with-next="always"/>
      <style:text-properties style:font-name="Calibri2" fo:font-family="Calibri" style:font-style-name="Fett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3" fo:font-family="Calibri" style:font-style-name="Fett Kursiv" style:font-family-generic="swiss" style:font-pitch="variable" fo:font-size="15pt" fo:font-style="normal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52cm" fo:margin-bottom="0.152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-left="none" fo:border-right="none" fo:border-top="0.2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" style:family="paragraph" style:parent-style-name="Caption" style:class="extra"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Italic" style:font-family-generic="swiss" fo:font-size="12pt" fo:font-style="normal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style:shadow="none" text:number-lines="false" text:line-number="0"/>
      <style:text-properties style:font-name="Calibri4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6cm" fo:page-height="29.693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1.499cm" fo:margin-bottom="1.499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I" style:print-orientation="portrait" fo:margin-top="1.499cm" fo:margin-bottom="1.499cm" fo:margin-left="1.499cm" fo:margin-right="1.4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ABAPSpace</text:p>
      </style:header>
      <style:footer>
        <text:p text:style-name="MP2"><text:page-number text:select-page="current">0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ver" style:page-layout-name="Mpm3"/>
    <style:master-page style:name="Index" style:page-layout-name="Mpm4">
      <style:header>
        <text:p text:style-name="MP1">ABAPSpace</text:p>
      </style:header>
      <style:footer>
        <text:p text:style-name="MP3"><text:page-number text:select-page="current">V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13:48:47.75</meta:creation-date>
    <dc:date>2018-04-29T15:59:49.665041576</dc:date>
    <meta:editing-duration>PT19H56M10S</meta:editing-duration>
    <meta:editing-cycles>534</meta:editing-cycles>
    <meta:generator>LibreOffice/5.1.6.2$Linux_X86_64 LibreOffice_project/10m0$Build-2</meta:generator>
    <meta:document-statistic meta:table-count="3" meta:image-count="0" meta:object-count="0" meta:page-count="7" meta:paragraph-count="42" meta:word-count="188" meta:character-count="1209" meta:non-whitespace-character-count="1051"/>
  </office:meta>
</office:document-meta>
</file>